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cm" fo:margin-bottom="0cm" loext:contextual-spacing="false"/>
    </style:style>
    <style:style style:name="P4"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lasses vs. IDs</text:h>
      <text:p text:style-name="Text_20_body"><text:span text:style-name="Strong_20_Emphasis">Requirements:</text:span></text:p>
      <text:list xml:id="list2711313878995437980" text:style-name="L1">
        <text:list-item>
          <text:p text:style-name="P1">Completed Codecademy Learn HTML &amp; CSS Unit 5 Lesson 1 </text:p>
        </text:list-item>
      </text:list>
      <text:list xml:id="list344915815543818852" text:style-name="L2">
        <text:list-item>
          <text:p text:style-name="P3">Classes </text:p>
        </text:list-item>
        <text:list-item>
          <text:p text:style-name="P2">IDs </text:p>
        </text:list-item>
      </text:list>
      <text:h text:style-name="Heading_20_4" text:outline-level="4"><text:span text:style-name="Strong_20_Emphasis">Classes</text:span></text:h>
      <text:p text:style-name="Text_20_body">Classes are used to denote multiple elements that will receive the same styling. For example, assume that we’re creating a table that displays a list of students in a classroom. If we wanted each row representing a student to have certain CSS applied to it, we could write: </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Classroom&lt;/title&gt;</text:span></text:p>
      <text:p text:style-name="Preformatted_20_Text"><text:span text:style-name="Source_20_Text"><text:s text:c="2"/>&lt;/head&gt;</text:span></text:p>
      <text:p text:style-name="Preformatted_20_Text"><text:span text:style-name="Source_20_Text">&lt;body&gt;</text:span></text:p>
      <text:p text:style-name="Preformatted_20_Text"><text:span text:style-name="Source_20_Text"><text:s text:c="2"/>&lt;table&gt;</text:span></text:p>
      <text:p text:style-name="Preformatted_20_Text"><text:span text:style-name="Source_20_Text"><text:s text:c="4"/>&lt;tr class=”student-row”&gt;John Smith&lt;/tr&gt;</text:span></text:p>
      <text:p text:style-name="Preformatted_20_Text"><text:span text:style-name="Source_20_Text"><text:s text:c="4"/>&lt;tr class=”student-row”&gt;Ken Brown&lt;/tr&gt;</text:span></text:p>
      <text:p text:style-name="Preformatted_20_Text"><text:span text:style-name="Source_20_Text"><text:s text:c="2"/>&lt;/table&gt;</text:span></text:p>
      <text:p text:style-name="Preformatted_20_Text"><text:span text:style-name="Source_20_Text">&lt;/body&gt;</text:span></text:p>
      <text:p text:style-name="P4"><text:span text:style-name="Source_20_Text">&lt;/html&gt;</text:span></text:p>
      <text:p text:style-name="Text_20_body">Then, to apply the CSS, we write the following in our CSS file, using the <text:span text:style-name="Source_20_Text">.</text:span> as the CSS selector for classes: </text:p>
      <text:p text:style-name="Preformatted_20_Text"><text:span text:style-name="Source_20_Text">.student-row: {</text:span></text:p>
      <text:p text:style-name="Preformatted_20_Text"><text:span text:style-name="Source_20_Text"><text:s text:c="2"/>color: red;</text:span></text:p>
      <text:p text:style-name="P4"><text:span text:style-name="Source_20_Text">}</text:span></text:p>
      <text:p text:style-name="Text_20_body">This will select all elements with the class <text:span text:style-name="Source_20_Text">student-row</text:span> and change the color of the contents to red. You can think of classes as types of elements: they’re used when you have multiple elements that you want to have the same styling. </text:p>
      <text:h text:style-name="Heading_20_4" text:outline-level="4"><text:span text:style-name="Strong_20_Emphasis">IDs</text:span></text:h>
      <text:p text:style-name="Text_20_body">In contrast to classes, IDs are unique and can only apply to at most one element on the page. For instance, using our table above, we can give our table element an ID: </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Classroom&lt;/title&gt;</text:span></text:p>
      <text:p text:style-name="Preformatted_20_Text"><text:span text:style-name="Source_20_Text"><text:s text:c="2"/>&lt;/head&gt;</text:span></text:p>
      <text:p text:style-name="Preformatted_20_Text"><text:span text:style-name="Source_20_Text">&lt;body&gt;</text:span></text:p>
      <text:p text:style-name="Preformatted_20_Text"><text:span text:style-name="Source_20_Text"><text:s text:c="2"/>&lt;table&gt;</text:span></text:p>
      <text:p text:style-name="Preformatted_20_Text"><text:span text:style-name="Source_20_Text"><text:s text:c="4"/>&lt;tr class=”student-row” id=”student-john-smith”&gt;John Smith&lt;/tr&gt;</text:span></text:p>
      <text:p text:style-name="Preformatted_20_Text"><text:span text:style-name="Source_20_Text"><text:s text:c="4"/>&lt;tr class=”student-row”&gt;Alicia Rose&lt;/tr&gt;</text:span></text:p>
      <text:p text:style-name="Preformatted_20_Text"><text:span text:style-name="Source_20_Text"><text:s text:c="2"/>&lt;/table&gt;</text:span></text:p>
      <text:p text:style-name="Preformatted_20_Text"><text:span text:style-name="Source_20_Text">&lt;/body&gt;</text:span></text:p>
      <text:p text:style-name="P4"><text:span text:style-name="Source_20_Text">&lt;/html&gt;</text:span></text:p>
      <text:p text:style-name="Text_20_body"><text:soft-page-break/>Now, we write the following in our CSS file, using the <text:span text:style-name="Source_20_Text">#</text:span> as the CSS selector for IDs: </text:p>
      <text:p text:style-name="Preformatted_20_Text"><text:span text:style-name="Source_20_Text">#student-john-smith: {</text:span></text:p>
      <text:p text:style-name="Preformatted_20_Text"><text:span text:style-name="Source_20_Text"><text:s text:c="2"/>border: 1px solid black;</text:span></text:p>
      <text:p text:style-name="P4"><text:span text:style-name="Source_20_Text">}</text:span></text:p>
      <text:p text:style-name="Text_20_body">This will apply a black border to the row containing "John Smith". Use IDs when you have a single element that you want to apply styling to, but would be difficult to select otherwise with CSS. Now, you can easily give elements IDs in order to fully style and customize your p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07:22:03.890505616</meta:creation-date>
    <dc:date>2017-03-29T07:23:26.150078269</dc:date>
    <meta:editing-duration>PT1M22S</meta:editing-duration>
    <meta:editing-cycles>1</meta:editing-cycles>
    <meta:document-statistic meta:table-count="0" meta:image-count="0" meta:object-count="0" meta:page-count="2" meta:paragraph-count="43" meta:word-count="285" meta:character-count="1750" meta:non-whitespace-character-count="1459"/>
    <meta:generator>LibreOffice/5.1.6.2$Linux_X86_64 LibreOffice_project/10m0$Build-2</meta:generator>
  </office:meta>
</office:document-meta>
</file>